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835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1701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333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66" style:family="table-cell" style:parent-style-name="Default">
      <style:table-cell-properties fo:border-bottom="2.35pt double #000000" style:border-line-width-bottom="0.0102in 0.0016in 0.0209in" fo:border-left="none" fo:border-right="none" fo:border-top="none"/>
      <style:text-properties fo:font-size="16pt" style:font-size-asian="16pt" style:font-size-complex="16pt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333333"/>
    </style:style>
    <style:style style:name="ce69" style:family="table-cell" style:parent-style-name="Default">
      <style:table-cell-properties fo:border-bottom="1.56pt double #000000" style:border-line-width-bottom="0.0102in 0.0102in 0.0008in" fo:border-left="none" fo:border-right="none" fo:border-top="none"/>
      <style:text-properties fo:font-size="16pt" style:font-size-asian="16pt" style:font-size-complex="16pt"/>
    </style:style>
    <style:style style:name="ce70" style:family="table-cell" style:parent-style-name="Default">
      <style:table-cell-properties fo:wrap-option="wrap"/>
      <style:text-properties fo:font-size="36pt" style:font-size-asian="36pt" style:font-size-complex="36pt"/>
    </style:style>
    <style:style style:name="ce6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wrap" fo:border-left="1.76pt soli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3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9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normal" style:font-style-asian="normal" style:font-style-complex="normal"/>
      <style:map style:condition="is-true-formula(SEARCH(&quot;SPACER&quot;;[.$B6])=1)" style:apply-style-name="ConditionalStyle_5f_11" style:base-cell-address="Sheet1.B6"/>
    </style:style>
    <style:style style:name="ce74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italic" style:font-style-asian="italic" style:font-style-complex="italic"/>
      <style:map style:condition="is-true-formula(SEARCH(&quot;SPACER&quot;;[.$B6])=1)" style:apply-style-name="ConditionalStyle_5f_11" style:base-cell-address="Sheet1.B6"/>
    </style:style>
    <style:style style:name="ce10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  <style:map style:condition="is-true-formula(SEARCH(&quot;SPACER&quot;;[.$B6])=1)" style:apply-style-name="ConditionalStyle_5f_11" style:base-cell-address="Sheet1.B6"/>
    </style:style>
    <style:style style:name="ce75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</style:style>
    <style:style style:name="ce76" style:family="table-cell" style:parent-style-name="Default">
      <style:table-cell-properties fo:border-bottom="1.56pt double #000000" fo:background-color="#dbdbdb" style:diagonal-bl-tr="none" style:diagonal-tl-br="none" style:text-align-source="value-type" style:repeat-content="false" fo:wrap-option="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7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SEARCH(&quot;SPACER&quot;;[.$B6])=1)" style:apply-style-name="ConditionalStyle_5f_11" style:base-cell-address="Sheet1.B6"/>
    </style:style>
    <style:style style:name="ce78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16" style:family="table-cell" style:parent-style-name="Default" style:data-style-name="N11"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7" style:family="table-cell" style:parent-style-name="Default" style:data-style-name="N11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8" style:family="table-cell" style:parent-style-name="Default" style:data-style-name="N11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9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no-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0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1" style:family="table-cell" style:parent-style-name="Default" style:data-style-name="N11">
      <style:table-cell-properties fo:border-bottom="1.76pt solid #ffffff" fo:background-color="#81d41a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4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  <style:map style:condition="is-true-formula(SEARCH(&quot;SPACER&quot;;[.$B6])=1)" style:apply-style-name="ConditionalStyle_5f_11" style:base-cell-address="Sheet1.B6"/>
    </style:style>
    <style:style style:name="ce25" style:family="table-cell" style:parent-style-name="Default" style:data-style-name="N11">
      <style:table-cell-properties fo:border-bottom="1.56pt double #000000" fo:background-color="#dbdbdb" style:diagonal-bl-tr="none" style:diagonal-tl-br="none" style:text-align-source="value-type" style:repeat-content="false" fo:wrap-option="no-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6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7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8" style:family="table-cell" style:parent-style-name="Default"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88" style:family="table-cell" style:parent-style-name="Default">
      <style:table-cell-properties fo:border-bottom="0.99pt solid #ffffff" fo:border-left="none" fo:border-right="none" fo:border-top="none"/>
    </style:style>
    <style:style style:name="ce89" style:family="table-cell" style:parent-style-name="Default">
      <style:table-cell-properties fo:border-bottom="none" fo:background-color="#333333" fo:border-left="none" fo:border-right="none" fo:border-top="0.99pt solid #ffffff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37">
      <style:table-cell-properties fo:border-bottom="1.76pt solid #ffffff" fo:background-color="#3b3838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93" style:family="table-cell" style:parent-style-name="Default">
      <style:table-cell-properties fo:border-bottom="1.76pt solid #ffffff" fo:background-color="#666666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Default">
      <style:table-cell-properties fo:border-bottom="2.35pt double #000000" style:border-line-width-bottom="0.0102in 0.0016in 0.0209in" fo:background-color="#eeeeee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99pt solid #ffffff" fo:background-color="#eeeeee" fo:border-left="0.99pt solid #ffffff" fo:border-right="none" fo:border-top="0.99pt solid #ffffff"/>
    </style:style>
    <style:style style:name="ce96" style:family="table-cell" style:parent-style-name="Default">
      <style:table-cell-properties fo:border-bottom="1.56pt double #000000" style:border-line-width-bottom="0.0102in 0.0102in 0.0008in" fo:background-color="#eeeeee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97" style:family="table-cell" style:parent-style-name="Default" style:data-style-name="N38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2.35pt double #000000" style:border-line-width-bottom="0.0102in 0.0016in 0.0209in" fo:background-color="#eeeeee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99pt solid #ffffff" fo:background-color="#eeeeee" fo:border-left="none" fo:border-right="none" fo:border-top="0.99pt solid #ffffff"/>
    </style:style>
    <style:style style:name="ce100" style:family="table-cell" style:parent-style-name="Default">
      <style:table-cell-properties fo:border-bottom="1.56pt double #000000" style:border-line-width-bottom="0.0102in 0.0102in 0.0008in" fo:background-color="#eeeeee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cccccc"/>
    </style:style>
    <style:style style:name="ce10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order-bottom="2.35pt double #000000" style:border-line-width-bottom="0.0102in 0.0016in 0.0209in" fo:background-color="#cccccc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0.99pt solid #ffffff" fo:background-color="#cccccc" fo:border-left="none" fo:border-right="none" fo:border-top="0.99pt solid #ffffff"/>
    </style:style>
    <style:style style:name="ce105" style:family="table-cell" style:parent-style-name="Default">
      <style:table-cell-properties fo:border-bottom="0.99pt solid #ffffff" fo:background-color="#333333" fo:border-left="none" fo:border-right="none" fo:border-top="0.99pt solid #ffffff"/>
    </style:style>
    <style:style style:name="ce106" style:family="table-cell" style:parent-style-name="Default">
      <style:table-cell-properties fo:border-bottom="1.56pt double #000000" style:border-line-width-bottom="0.0102in 0.0102in 0.0008in" fo:background-color="#cccccc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2.35pt double #000000" style:border-line-width-bottom="0.0102in 0.0016in 0.0209in" fo:background-color="#cccccc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99pt solid #ffffff" fo:background-color="#cccccc" fo:border-left="none" fo:border-right="0.99pt solid #ffffff" fo:border-top="0.99pt solid #ffffff"/>
    </style:style>
    <style:style style:name="ce109" style:family="table-cell" style:parent-style-name="Default">
      <style:table-cell-properties fo:border-bottom="0.99pt solid #ffffff" fo:background-color="#333333" fo:border-left="none" fo:border-right="0.99pt solid #ffffff" fo:border-top="0.99pt solid #ffffff"/>
    </style:style>
    <style:style style:name="ce110" style:family="table-cell" style:parent-style-name="Default">
      <style:table-cell-properties fo:border-bottom="1.56pt double #000000" style:border-line-width-bottom="0.0102in 0.0102in 0.0008in" fo:background-color="#cccccc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2.35pt double #000000" style:border-line-width-bottom="0.0102in 0.0016in 0.0209in" fo:background-color="#5b277d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99pt solid #ffffff" fo:background-color="#5983b0" fo:border-left="0.99pt solid #ffffff" fo:border-right="none" fo:border-top="0.99pt solid #ffffff"/>
    </style:style>
    <style:style style:name="ce113" style:family="table-cell" style:parent-style-name="Default">
      <style:table-cell-properties fo:border-bottom="2.35pt double #000000" style:border-line-width-bottom="0.0102in 0.0016in 0.0209in" fo:background-color="#5b277d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0.99pt solid #ffffff" fo:background-color="#5983b0" fo:border-left="none" fo:border-right="none" fo:border-top="0.99pt solid #ffffff"/>
    </style:style>
    <style:style style:name="ce115" style:family="table-cell" style:parent-style-name="Default">
      <style:table-cell-properties fo:border-bottom="0.99pt solid #ffffff" fo:background-color="#5983b0" fo:border-left="none" fo:border-right="0.99pt solid #ffffff" fo:border-top="0.99pt solid #ffffff"/>
    </style:style>
    <style:style style:name="ce84" style:family="table-cell" style:parent-style-name="Default">
      <style:table-cell-properties fo:background-color="#808080"/>
    </style:style>
    <style:style style:name="ce11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order-bottom="2.35pt double #000000" style:border-line-width-bottom="0.0102in 0.0016in 0.0209in" fo:background-color="#808080" fo:border-left="none" fo:border-right="none" fo:border-top="none"/>
      <style:text-properties fo:font-size="16pt" style:font-size-asian="16pt" style:font-size-complex="16pt"/>
    </style:style>
    <style:style style:name="ce119" style:family="table-cell" style:parent-style-name="Default">
      <style:table-cell-properties fo:background-color="#808080" fo:wrap-option="wrap"/>
    </style:style>
    <style:style style:name="ce120" style:family="table-cell" style:parent-style-name="Default">
      <style:table-cell-properties fo:border-bottom="1.56pt double #000000" style:border-line-width-bottom="0.0102in 0.0102in 0.0008in" fo:background-color="#808080" fo:border-left="none" fo:border-right="none" fo:border-top="none"/>
      <style:text-properties fo:font-size="16pt" style:font-size-asian="16pt" style:font-size-complex="16pt"/>
    </style:style>
    <style:style style:name="ce9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order-bottom="2.35pt double #000000" style:border-line-width-bottom="0.0102in 0.0016in 0.0209in" fo:background-color="#eeeeee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0.99pt solid #ffffff" fo:background-color="#eeeeee" fo:border-left="none" fo:border-right="0.99pt solid #ffffff" fo:border-top="0.99pt solid #ffffff"/>
    </style:style>
    <style:style style:name="ce124" style:family="table-cell" style:parent-style-name="Default">
      <style:table-cell-properties fo:border-bottom="2.35pt double #000000" style:border-line-width-bottom="0.0102in 0.0016in 0.0209in" fo:background-color="#5b277d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5" style:family="table-cell" style:parent-style-name="Default">
      <style:table-cell-properties fo:border-bottom="1.56pt double #000000" style:border-line-width-bottom="0.0102in 0.0102in 0.0008in" fo:background-color="#eeeeee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91" style:family="table-cell" style:parent-style-name="Default">
      <style:table-cell-properties fo:border-bottom="0.99pt solid #ffffff" fo:background-color="#333333" fo:border-left="0.99pt solid #ffffff" fo:border-right="none" fo:border-top="0.99pt solid #ffffff"/>
    </style:style>
    <style:style style:name="ce192" style:family="table-cell" style:parent-style-name="Default">
      <style:table-cell-properties fo:border-bottom="1.56pt double #000000" style:border-line-width-bottom="0.0102in 0.0102in 0.0008in" fo:background-color="#5b277d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3" style:family="table-cell" style:parent-style-name="Default">
      <style:table-cell-properties fo:border-bottom="1.56pt double #000000" style:border-line-width-bottom="0.0102in 0.0102in 0.0008in" fo:background-color="#5b277d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4" style:family="table-cell" style:parent-style-name="Default">
      <style:table-cell-properties fo:border-bottom="1.56pt double #000000" style:border-line-width-bottom="0.0102in 0.0102in 0.0008in" fo:background-color="#5b277d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31" style:family="table-cell" style:parent-style-name="Default">
      <style:table-cell-properties fo:background-color="#d4ea6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7"/>
        <table:table-column table:style-name="co3" table:default-cell-style-name="ce16"/>
        <table:table-column table:style-name="co4" table:default-cell-style-name="Default"/>
        <table:table-column table:style-name="co5" table:visibility="collapse" table:number-columns-repeated="1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5" table:number-columns-repeated="2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2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2" table:default-cell-style-name="Default"/>
        <table:table-column table:style-name="co3" table:number-columns-repeated="789" table:default-cell-style-name="Default"/>
        <table:table-row table:style-name="ro1">
          <table:table-cell table:number-columns-repeated="4"/>
          <table:table-cell table:style-name="ce45" table:number-columns-repeated="3"/>
          <table:table-cell table:style-name="ce56" table:number-columns-repeated="4"/>
          <table:table-cell table:style-name="ce45" table:number-columns-repeated="3"/>
          <table:table-cell table:style-name="ce56" table:number-columns-repeated="4"/>
          <table:table-cell table:style-name="ce84" table:number-columns-repeated="14"/>
          <table:table-cell table:style-name="ce46" table:number-columns-spanned="21" table:number-rows-spanned="1"/>
          <table:covered-table-cell table:number-columns-repeated="20" table:style-name="ce45"/>
          <table:table-cell table:style-name="ce46" table:number-columns-spanned="21" table:number-rows-spanned="1"/>
          <table:covered-table-cell table:number-columns-repeated="20" table:style-name="ce45"/>
          <table:table-cell table:style-name="ce45" table:number-columns-repeated="119"/>
          <table:table-cell table:style-name="ce91" office:value-type="string" calcext:value-type="string" table:number-columns-spanned="7" table:number-rows-spanned="2">
            <text:p>Green Light</text:p>
          </table:table-cell>
          <table:covered-table-cell table:number-columns-repeated="6" table:style-name="ce131"/>
          <table:table-cell table:style-name="ce45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2">
          <table:table-cell/>
          <table:table-cell table:style-name="ce70" office:value-type="string" calcext:value-type="string">
            <text:p>SCHEDULE</text:p>
          </table:table-cell>
          <table:table-cell table:number-columns-repeated="2"/>
          <table:table-cell table:style-name="ce46" office:value-type="string" calcext:value-type="string" table:number-columns-spanned="3" table:number-rows-spanned="1">
            <text:p>planning</text:p>
          </table:table-cell>
          <table:covered-table-cell table:number-columns-repeated="2" table:style-name="ce45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56"/>
          <table:table-cell table:style-name="ce45" table:number-columns-repeated="3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56"/>
          <table:table-cell table:style-name="ce117" office:value-type="string" calcext:value-type="string" table:number-columns-spanned="14" table:number-rows-spanned="1">
            <text:p>winter break</text:p>
          </table:table-cell>
          <table:covered-table-cell table:number-columns-repeated="13" table:style-name="ce84"/>
          <table:table-cell table:style-name="ce91" office:value-type="string" calcext:value-type="string" table:number-columns-spanned="7" table:number-rows-spanned="1">
            <text:p>Kick off</text:p>
          </table:table-cell>
          <table:covered-table-cell table:number-columns-repeated="6" table:style-name="ce45"/>
          <table:table-cell table:style-name="ce45" table:number-columns-repeated="14"/>
          <table:table-cell table:style-name="ce46"/>
          <table:table-cell table:style-name="ce45" table:number-columns-repeated="13"/>
          <table:table-cell table:style-name="ce46"/>
          <table:table-cell table:style-name="ce45" table:number-columns-repeated="34"/>
          <table:table-cell table:style-name="ce91" office:value-type="string" calcext:value-type="string" table:number-columns-spanned="7" table:number-rows-spanned="1">
            <text:p>First stage review</text:p>
          </table:table-cell>
          <table:covered-table-cell table:number-columns-repeated="6" table:style-name="ce45"/>
          <table:table-cell table:style-name="ce45" table:number-columns-repeated="84"/>
          <table:covered-table-cell table:number-columns-repeated="7" table:style-name="ce131"/>
          <table:table-cell table:style-name="ce45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3">
          <table:table-cell table:number-columns-repeated="4"/>
          <table:table-cell table:style-name="ce92" office:value-type="date" office:date-value="2021-12-13" calcext:value-type="date" table:number-columns-spanned="7" table:number-rows-spanned="1">
            <text:p>13/12/21</text:p>
          </table:table-cell>
          <table:covered-table-cell table:number-columns-repeated="6" table:style-name="ce97"/>
          <table:table-cell table:style-name="ce92" office:value-type="date" office:date-value="2021-12-20" calcext:value-type="date" table:number-columns-spanned="7" table:number-rows-spanned="1">
            <text:p>20/12/21</text:p>
          </table:table-cell>
          <table:covered-table-cell table:number-columns-repeated="6" table:style-name="ce97"/>
          <table:table-cell table:style-name="ce92" office:value-type="date" office:date-value="2021-12-27" calcext:value-type="date" table:number-columns-spanned="7" table:number-rows-spanned="1">
            <text:p>27/12/21</text:p>
          </table:table-cell>
          <table:covered-table-cell table:number-columns-repeated="6" table:style-name="ce97"/>
          <table:table-cell table:style-name="ce92" office:value-type="date" office:date-value="2022-01-03" calcext:value-type="date" table:number-columns-spanned="7" table:number-rows-spanned="1">
            <text:p>03/01/22</text:p>
          </table:table-cell>
          <table:covered-table-cell table:number-columns-repeated="6" table:style-name="ce97"/>
          <table:table-cell table:style-name="ce92" office:value-type="date" office:date-value="2022-01-10" calcext:value-type="date" table:number-columns-spanned="7" table:number-rows-spanned="1">
            <text:p>10/01/22</text:p>
          </table:table-cell>
          <table:covered-table-cell table:number-columns-repeated="6" table:style-name="ce97"/>
          <table:table-cell table:style-name="ce92" office:value-type="date" office:date-value="2022-01-17" calcext:value-type="date" table:number-columns-spanned="7" table:number-rows-spanned="1">
            <text:p>17/01/22</text:p>
          </table:table-cell>
          <table:covered-table-cell table:number-columns-repeated="6" table:style-name="ce97"/>
          <table:table-cell table:style-name="ce92" office:value-type="date" office:date-value="2022-01-24" calcext:value-type="date" table:number-columns-spanned="7" table:number-rows-spanned="1">
            <text:p>24/01/22</text:p>
          </table:table-cell>
          <table:covered-table-cell table:number-columns-repeated="6" table:style-name="ce97"/>
          <table:table-cell table:style-name="ce92" office:value-type="date" office:date-value="2022-01-31" calcext:value-type="date" table:number-columns-spanned="7" table:number-rows-spanned="1">
            <text:p>31/01/22</text:p>
          </table:table-cell>
          <table:covered-table-cell table:number-columns-repeated="6" table:style-name="ce97"/>
          <table:table-cell table:style-name="ce92" office:value-type="date" office:date-value="2022-02-07" calcext:value-type="date" table:number-columns-spanned="7" table:number-rows-spanned="1">
            <text:p>07/02/22</text:p>
          </table:table-cell>
          <table:covered-table-cell table:number-columns-repeated="6" table:style-name="ce97"/>
          <table:table-cell table:style-name="ce92" office:value-type="date" office:date-value="2022-02-14" calcext:value-type="date" table:number-columns-spanned="7" table:number-rows-spanned="1">
            <text:p>14/02/22</text:p>
          </table:table-cell>
          <table:covered-table-cell table:number-columns-repeated="6" table:style-name="ce97"/>
          <table:table-cell table:style-name="ce92" office:value-type="date" office:date-value="2022-02-21" calcext:value-type="date" table:number-columns-spanned="7" table:number-rows-spanned="1">
            <text:p>21/02/22</text:p>
          </table:table-cell>
          <table:covered-table-cell table:number-columns-repeated="6" table:style-name="ce97"/>
          <table:table-cell table:style-name="ce92" office:value-type="date" office:date-value="2022-02-28" calcext:value-type="date" table:number-columns-spanned="7" table:number-rows-spanned="1">
            <text:p>28/02/22</text:p>
          </table:table-cell>
          <table:covered-table-cell table:number-columns-repeated="6" table:style-name="ce97"/>
          <table:table-cell table:style-name="ce92" office:value-type="date" office:date-value="2022-03-07" calcext:value-type="date" table:number-columns-spanned="7" table:number-rows-spanned="1">
            <text:p>07/03/22</text:p>
          </table:table-cell>
          <table:covered-table-cell table:number-columns-repeated="6" table:style-name="ce97"/>
          <table:table-cell table:style-name="ce92" office:value-type="date" office:date-value="2022-03-14" calcext:value-type="date" table:number-columns-spanned="7" table:number-rows-spanned="1">
            <text:p>14/03/22</text:p>
          </table:table-cell>
          <table:covered-table-cell table:number-columns-repeated="6" table:style-name="ce97"/>
          <table:table-cell table:style-name="ce92" office:value-type="date" office:date-value="2022-03-21" calcext:value-type="date" table:number-columns-spanned="7" table:number-rows-spanned="1">
            <text:p>21/03/22</text:p>
          </table:table-cell>
          <table:covered-table-cell table:number-columns-repeated="6" table:style-name="ce97"/>
          <table:table-cell table:style-name="ce92" office:value-type="date" office:date-value="2022-03-28" calcext:value-type="date" table:number-columns-spanned="7" table:number-rows-spanned="1">
            <text:p>28/03/22</text:p>
          </table:table-cell>
          <table:covered-table-cell table:number-columns-repeated="6" table:style-name="ce97"/>
          <table:table-cell table:style-name="ce92" office:value-type="date" office:date-value="2022-04-04" calcext:value-type="date" table:number-columns-spanned="7" table:number-rows-spanned="1">
            <text:p>04/04/22</text:p>
          </table:table-cell>
          <table:covered-table-cell table:number-columns-repeated="6" table:style-name="ce97"/>
          <table:table-cell table:style-name="ce92" office:value-type="date" office:date-value="2022-04-11" calcext:value-type="date" table:number-columns-spanned="7" table:number-rows-spanned="1">
            <text:p>11/04/22</text:p>
          </table:table-cell>
          <table:covered-table-cell table:number-columns-repeated="6" table:style-name="ce97"/>
          <table:table-cell table:style-name="ce92" office:value-type="date" office:date-value="2022-04-18" calcext:value-type="date" table:number-columns-spanned="7" table:number-rows-spanned="1">
            <text:p>18/04/22</text:p>
          </table:table-cell>
          <table:covered-table-cell table:number-columns-repeated="6" table:style-name="ce97"/>
          <table:table-cell table:style-name="ce92" office:value-type="date" office:date-value="2022-04-25" calcext:value-type="date" table:number-columns-spanned="7" table:number-rows-spanned="1">
            <text:p>25/04/22</text:p>
          </table:table-cell>
          <table:covered-table-cell table:number-columns-repeated="6" table:style-name="ce97"/>
          <table:table-cell table:style-name="ce92" office:value-type="date" office:date-value="2022-05-02" calcext:value-type="date" table:number-columns-spanned="7" table:number-rows-spanned="1">
            <text:p>02/05/22</text:p>
          </table:table-cell>
          <table:covered-table-cell table:number-columns-repeated="6" table:style-name="ce97"/>
          <table:table-cell table:style-name="ce92" office:value-type="date" office:date-value="2022-05-09" calcext:value-type="date" table:number-columns-spanned="7" table:number-rows-spanned="1">
            <text:p>09/05/22</text:p>
          </table:table-cell>
          <table:covered-table-cell table:number-columns-repeated="6" table:style-name="ce97"/>
          <table:table-cell table:style-name="ce92" office:value-type="date" office:date-value="2022-05-16" calcext:value-type="date" table:number-columns-spanned="7" table:number-rows-spanned="1">
            <text:p>16/05/22</text:p>
          </table:table-cell>
          <table:covered-table-cell table:number-columns-repeated="6" table:style-name="ce97"/>
          <table:table-cell table:style-name="ce92" office:value-type="date" office:date-value="2022-05-23" calcext:value-type="date" table:number-columns-spanned="7" table:number-rows-spanned="1">
            <text:p>23/05/22</text:p>
          </table:table-cell>
          <table:covered-table-cell table:number-columns-repeated="6" table:style-name="ce97"/>
          <table:table-cell table:style-name="ce92" office:value-type="date" office:date-value="2022-05-30" calcext:value-type="date" table:number-columns-spanned="7" table:number-rows-spanned="1">
            <text:p>30/05/22</text:p>
          </table:table-cell>
          <table:covered-table-cell table:number-columns-repeated="6" table:style-name="ce97"/>
          <table:table-cell table:style-name="ce92" office:value-type="date" office:date-value="2022-06-06" calcext:value-type="date" table:number-columns-spanned="7" table:number-rows-spanned="1">
            <text:p>06/06/22</text:p>
          </table:table-cell>
          <table:covered-table-cell table:number-columns-repeated="6" table:style-name="ce97"/>
          <table:table-cell table:style-name="ce92" office:value-type="date" office:date-value="2022-06-13" calcext:value-type="date" table:number-columns-spanned="7" table:number-rows-spanned="1">
            <text:p>13/06/22</text:p>
          </table:table-cell>
          <table:covered-table-cell table:number-columns-repeated="6" table:style-name="ce97"/>
          <table:table-cell table:style-name="ce92" office:value-type="date" office:date-value="2022-06-20" calcext:value-type="date" table:number-columns-spanned="7" table:number-rows-spanned="1">
            <text:p>20/06/22</text:p>
          </table:table-cell>
          <table:covered-table-cell table:number-columns-repeated="6" table:style-name="ce97"/>
          <table:table-cell table:style-name="ce92" office:value-type="date" office:date-value="2022-06-27" calcext:value-type="date" table:number-columns-spanned="7" table:number-rows-spanned="1">
            <text:p>27/06/22</text:p>
          </table:table-cell>
          <table:covered-table-cell table:number-columns-repeated="6" table:style-name="ce97"/>
          <table:table-cell table:style-name="ce92" office:value-type="date" office:date-value="2022-07-04" calcext:value-type="date" table:number-columns-spanned="7" table:number-rows-spanned="1">
            <text:p>04/07/22</text:p>
          </table:table-cell>
          <table:covered-table-cell table:number-columns-repeated="6" table:style-name="ce97"/>
          <table:table-cell table:style-name="ce92" office:value-type="date" office:date-value="2022-07-11" calcext:value-type="date" table:number-columns-spanned="7" table:number-rows-spanned="1">
            <text:p>11/07/22</text:p>
          </table:table-cell>
          <table:covered-table-cell table:number-columns-repeated="6" table:style-name="ce97"/>
          <table:table-cell table:style-name="ce92" office:value-type="date" office:date-value="2022-07-18" calcext:value-type="date" table:number-columns-spanned="7" table:number-rows-spanned="1">
            <text:p>18/07/22</text:p>
          </table:table-cell>
          <table:covered-table-cell table:number-columns-repeated="6" table:style-name="ce97"/>
          <table:table-cell table:style-name="ce92" office:value-type="date" office:date-value="2022-07-25" calcext:value-type="date" table:number-columns-spanned="7" table:number-rows-spanned="1">
            <text:p>25/07/22</text:p>
          </table:table-cell>
          <table:covered-table-cell table:number-columns-repeated="6" table:style-name="ce97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17" office:value-type="string" calcext:value-type="string" table:number-columns-spanned="1" table:number-rows-spanned="2">
            <text:p>PROGRESS</text:p>
          </table:table-cell>
          <table:table-cell/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covered-table-cell table:style-name="ce6"/>
          <table:covered-table-cell table:style-name="ce18"/>
          <table:table-cell/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Start writing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e outline</text:p>
          </table:table-cell>
          <table:table-cell table:style-name="ce20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table:style-name="ce67"/>
          <table:table-cell table:style-name="ce73"/>
          <table:table-cell table:style-name="ce20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4">
          <table:table-cell table:style-name="ce66"/>
          <table:table-cell table:style-name="ce72" office:value-type="string" calcext:value-type="string">
            <text:p>Reproduce results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ing indexes</text:p>
          </table:table-cell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 table:style-name="ce67"/>
          <table:table-cell table:style-name="ce73" office:value-type="string" calcext:value-type="string">
            <text:p>Create Elasticsearch index as in ‘Fair Ranking in Academic Search’, by Malte Bonart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5">
          <table:table-cell table:style-name="ce67"/>
          <table:table-cell table:style-name="ce73" office:value-type="string" calcext:value-type="string">
            <text:p>Create Terrier index as in “McDonald and Ounis, ‘University of Glasgow Terrier Team at the TREC 2020Fair Ranking Track’.”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114"/>
          <table:table-cell table:style-name="ce115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1">
          <table:table-cell table:style-name="ce67"/>
          <table:table-cell table:style-name="ce73"/>
          <table:table-cell table:style-name="ce20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6">
          <table:table-cell/>
          <table:table-cell table:style-name="ce9" office:value-type="string" calcext:value-type="string">
            <text:p>Reproduce results for each of the following approaches:</text:p>
          </table:table-cell>
          <table:table-cell table:style-name="ce20" table:formula="of:=(1/6)" office:value-type="percentage" office:value="0.166666666666667" calcext:value-type="percentage">
            <text:p>16.67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random</text:p>
          </table:table-cell>
          <table:table-cell table:style-name="ce21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fair_lambdamart (Pairwise)</text:p>
          </table:table-cell>
          <table:table-cell table:style-name="ce20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Deltr_gammas (Listwise fair LtR algorithm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LM-relevance (LtR + randomization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4" office:value-type="string" calcext:value-type="string">
            <text:p>LM-rel-groups (LtR + external group definitions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NLE_TEXT (controller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NLE_META_PKL (Plackett-Luce sampler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umd_relfair_ltr (Listwsise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macewan_base (BM25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QUARTZ (BM25 + group distribution score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Terrier 2019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Terrier 2020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/>
          <table:table-cell table:style-name="ce20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6">
          <table:table-cell/>
          <table:table-cell table:style-name="ce73" office:value-type="string" calcext:value-type="string">
            <text:p>Describe individual approaches (write parallel with reproduction steps)</text:p>
          </table:table-cell>
          <table:table-cell table:style-name="ce20" table:formula="of:=(1/6)" office:value-type="percentage" office:value="0.166666666666667" calcext:value-type="percentage">
            <text:p>16.67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random</text:p>
          </table:table-cell>
          <table:table-cell table:style-name="ce21" office:value-type="percentage" office:value="1" calcext:value-type="percentage">
            <text:p>10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fair_lambdamart (Pairwise)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Deltr_gammas (Listwise fair LtR algorithm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LM-relevance (LtR + randomization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6">
          <table:table-cell/>
          <table:table-cell table:style-name="ce74" office:value-type="string" calcext:value-type="string">
            <text:p>LM-rel-groups (LtR + external group definitions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9" table:number-columns-repeated="3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NLE_TEXT (controller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NLE_META_PKL (Plackett-Luce sampler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umd_relfair_ltr (Listwsise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macewan_base (BM25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QUARTZ (BM25 + group distribution score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Terrier 2019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Terrier 2020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/>
          <table:table-cell table:style-name="ce20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3" office:value-type="string" calcext:value-type="string">
            <text:p>Design toy example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 table:number-rows-repeated="2">
          <table:table-cell/>
          <table:table-cell table:style-name="ce73"/>
          <table:table-cell table:style-name="ce20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5">
          <table:table-cell/>
          <table:table-cell table:style-name="ce73" office:value-type="string" calcext:value-type="string">
            <text:p>Write a couple paragraphs on why these approaches, how they were selected (methodology)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Write specific implementation details for each approach (appendix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Write description dataset, indexing steps, any stemming etc (methodology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Write down how the approaches performed on the dataset (experiments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table:style-name="ce68"/>
          <table:table-cell table:style-name="ce10"/>
          <table:table-cell table:style-name="ce2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rror analysis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5">
          <table:table-cell/>
          <table:table-cell table:style-name="ce73" office:value-type="string" calcext:value-type="string">
            <text:p>Determine how to perform error analysis on sequence of rankings – look at trec eval for inspiration?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/>
          <table:table-cell table:style-name="ce73" office:value-type="string" calcext:value-type="string">
            <text:p><text:span text:style-name="T1">Write 1-2 paragraphs on how to perform error analysis on a sequence of queries (methodology</text:span>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4" office:value-type="string" calcext:value-type="string">
            <text:p>Perform error analysis for each of the implemented approaches: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lackett-Luce samp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ntrol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ata fus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List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ssimilarity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st funct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Greedy algorithm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versification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Random shuffle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3" office:value-type="string" calcext:value-type="string">
            <text:p>Write error analysis section – discuss individual results and draw overarching conclusions to support the choice of improvement later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77"/>
          <table:table-cell table:style-name="ce191"/>
          <table:table-cell table:style-name="ce105" table:number-columns-repeated="5"/>
          <table:table-cell table:style-name="ce109"/>
          <table:table-cell table:style-name="ce191"/>
          <table:table-cell table:style-name="ce105" table:number-columns-repeated="5"/>
          <table:table-cell table:style-name="ce109"/>
          <table:table-cell table:style-name="ce89" table:number-columns-repeated="133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9"/>
          <table:table-cell table:style-name="ce76" office:value-type="string" calcext:value-type="string">
            <text:p>Propose improvement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9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120" table:number-columns-repeated="1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office:value-type="string" calcext:value-type="string">
            <text:p>end</text:p>
          </table:table-cell>
          <table:table-cell table:style-name="ce69" table:number-columns-repeated="788"/>
        </table:table-row>
        <table:table-row table:style-name="ro6">
          <table:table-cell/>
          <table:table-cell table:style-name="ce73" office:value-type="string" calcext:value-type="string">
            <text:p>Write literature review on causal fairness in ML as a whole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literature review on causal fairness in ranking specifically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/>
          <table:table-cell table:style-name="ce77" office:value-type="string" calcext:value-type="string">
            <text:p>Based on literature and error analysis of previous years, propose a different ranking method that will hopefully work better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Implement improvement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Implement code to create fair ranking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8" office:value-type="string" calcext:value-type="string">
            <text:p>Write implementation details in appendix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8" office:value-type="string" calcext:value-type="string">
            <text:p>Write idea behind implementation in its own section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valuate improvement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9" office:value-type="string" calcext:value-type="string">
            <text:p>Create runs with improved algorithm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Evaluate runs with 2019 &amp; 2020 metric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Do error analysis on improved run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3"/>
          <table:table-cell table:style-name="ce99" table:number-columns-repeated="2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0">
          <table:table-cell/>
          <table:table-cell table:style-name="ce79" office:value-type="string" calcext:value-type="string">
            <text:p>Write discussion on error analysis and overall outcomes. Did our approach improve upon previous results? Can we explain why/why not? Do we propose remedies for what we see?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3"/>
          <table:table-cell table:style-name="ce114" table:number-columns-repeated="2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Write the final version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6">
          <table:table-cell/>
          <table:table-cell table:style-name="ce77" office:value-type="string" calcext:value-type="string">
            <text:p>Finish up drafts of methodology, experiments, etc.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background (all information that hasn’t been mentioned yet but is still relevant)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abstract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ntroduction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conclusion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9">
          <table:table-cell/>
          <table:table-cell table:style-name="ce77" office:value-type="string" calcext:value-type="string">
            <text:p>Write background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methodology final 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experiments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rror analysis of previous approaches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xperiments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rror analysis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discuss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mplementation details (appendix)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abstrac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ntroduct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conclus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232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Presentation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9">
          <table:table-cell/>
          <table:table-cell table:style-name="ce77" office:value-type="string" calcext:value-type="string">
            <text:p>Whittle down thesis to the key ingredient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Pour the key ingredients into a presentation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4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end</text:p>
          </table:table-cell>
          <table:table-cell table:style-name="ce28" office:value-type="string" calcext:value-type="string">
            <text:p>end</text:p>
          </table:table-cell>
          <table:table-cell table:number-columns-repeated="233" office:value-type="string" calcext:value-type="string">
            <text:p>end</text:p>
          </table:table-cell>
          <table:table-cell table:number-columns-repeated="78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80:Sheet1.C81 Sheet1.B74:Sheet1.C78 Sheet1.C82:Sheet1.C83 Sheet1.B85:Sheet1.C90 Sheet1.B113:Sheet1.C115 Sheet1.B92:Sheet1.C111 Sheet1.B41:Sheet1.B72 Sheet1.B6:Sheet1.B40 Sheet1.C6:Sheet1.C72">
            <calcext:condition calcext:apply-style-name="ConditionalStyle_11" calcext:value="formula-is(SEARCH(&quot;SPACER&quot;;[.$B6])=1)" calcext:base-cell-address="Sheet1.B6"/>
          </calcext:conditional-format>
          <calcext:conditional-format calcext:target-range-address="Sheet1.C113:Sheet1.C1048576 Sheet1.C74:Sheet1.C78 Sheet1.C80:Sheet1.C83 Sheet1.C85:Sheet1.C90 Sheet1.C92:Sheet1.C111 Sheet1.C1:Sheet1.C72">
            <calcext:condition calcext:apply-style-name="Good" calcext:value="=100%" calcext:base-cell-address="Sheet1.C1"/>
            <calcext:condition calcext:apply-style-name="Neutral_grey" calcext:value="=0%" calcext:base-cell-address="Sheet1.C1"/>
            <calcext:condition calcext:apply-style-name="Neutral" calcext:value="between(0%,100%)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day/>
    </number:date-style>
    <number:date-style style:name="N156">
      <number:day-of-week number:style="long"/>
    </number:date-style>
    <number:date-style style:name="N157">
      <number:day number:style="long"/>
      <number:text>-</number:text>
      <number:month number:textual="true"/>
      <number:text>-</number:text>
      <number:year/>
    </number:date-style>
    <number:date-style style:name="N158">
      <number:day number:style="long"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£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1" style:display-name="ConditionalStyle_11" style:family="table-cell" style:parent-style-name="Default" style:data-style-name="N112">
      <style:table-cell-properties fo:background-color="#afabab"/>
    </style:style>
    <style:style style:name="Neutral_5f_grey" style:display-name="Neutral_grey" style:family="table-cell" style:parent-style-name="Neutral">
      <style:table-cell-properties fo:background-color="#eeeeee" style:diagonal-bl-tr="none" style:diagonal-tl-br="none"/>
      <style:text-properties fo:color="#33333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09:33:51.8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6:01:23.146000000</meta:creation-date>
    <dc:date>2021-12-24T09:40:07.891000000</dc:date>
    <meta:editing-duration>PT4H38M2S</meta:editing-duration>
    <meta:editing-cycles>34</meta:editing-cycles>
    <meta:generator>LibreOffice/7.2.2.2$Windows_X86_64 LibreOffice_project/02b2acce88a210515b4a5bb2e46cbfb63fe97d56</meta:generator>
    <meta:document-statistic meta:table-count="1" meta:cell-count="1013" meta:object-count="0"/>
  </office:meta>
</office:document-meta>
</file>